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automatic-styles>
    <style:style style:name="Tabela1" style:family="table">
      <style:table-properties style:width="9.936cm" table:align="left"/>
    </style:style>
    <style:style style:name="Tabela1.A" style:family="table-column">
      <style:table-column-properties style:column-width="3.364cm"/>
    </style:style>
    <style:style style:name="Tabela1.B" style:family="table-column">
      <style:table-column-properties style:column-width="6.572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variant="normal" fo:text-transform="none" style:font-name="Quicksand" fo:letter-spacing="normal" fo:font-style="normal" fo:font-weight="normal"/>
    </style:style>
    <style:style style:name="P2" style:family="paragraph" style:parent-style-name="Text_20_body">
      <style:text-properties fo:font-variant="normal" fo:text-transform="none" style:font-name="Quicksand" fo:letter-spacing="normal" fo:font-style="normal" fo:font-weight="normal"/>
    </style:style>
    <style:style style:name="P3" style:family="paragraph" style:parent-style-name="Heading_20_2">
      <style:text-properties style:font-name="Quicksand"/>
    </style:style>
    <style:style style:name="P4" style:family="paragraph" style:parent-style-name="Text_20_body">
      <style:text-properties style:font-name="Quicksand"/>
    </style:style>
    <style:style style:name="P5" style:family="paragraph" style:parent-style-name="Horizontal_20_Line">
      <style:text-properties style:font-name="Quicksand"/>
    </style:style>
    <style:style style:name="P6" style:family="paragraph" style:parent-style-name="Standard">
      <style:text-properties fo:font-variant="normal" fo:text-transform="none" style:font-name="Quicksand" fo:letter-spacing="normal" fo:font-style="normal" fo:font-weight="normal"/>
    </style:style>
    <style:style style:name="P7" style:family="paragraph" style:parent-style-name="Heading_20_2">
      <style:text-properties fo:font-variant="normal" fo:text-transform="none" style:font-name="Quicksand" fo:letter-spacing="normal" fo:font-style="normal" fo:font-weight="normal"/>
    </style:style>
    <style:style style:name="P8" style:family="paragraph" style:parent-style-name="Text_20_body" style:list-style-name="L1">
      <style:text-properties style:font-name="Quicksand"/>
    </style:style>
    <style:style style:name="P9" style:family="paragraph" style:parent-style-name="Text_20_body" style:list-style-name="L2">
      <style:text-properties style:font-name="Quicksand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T1" style:family="text">
      <style:text-properties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<text:span text:style-name="Strong_20_Emphasis"><text:span text:style-name="T1"><text:s/>Projeto de Portfólio: Mapa Semântico de Tendências em Games</text:span></text:span></text:h>
      <text:p text:style-name="P2"><text:span text:style-name="Strong_20_Emphasis"/></text:p>
      <text:h text:style-name="P3" text:outline-level="2">Objetivo</text:h>
      <text:p text:style-name="P4">Criar um <text:span text:style-name="Strong_20_Emphasis">Mapa Semântico de Tendências</text:span> usando <text:span text:style-name="Strong_20_Emphasis">reviews de jogos da Steam</text:span> e comentários de vídeos de games do YouTube para identificar padrões emergentes, clusters de temas e insights estratégicos sobre preferências de jogadores.</text:p>
      <text:p text:style-name="P4">O projeto integra <text:span text:style-name="Strong_20_Emphasis">Processamento de Linguagem Natural (PLN)</text:span>, <text:span text:style-name="Strong_20_Emphasis">Mapas Auto-Organizáveis (SOM)</text:span> e <text:span text:style-name="Strong_20_Emphasis">MLflow</text:span> para rastrear experimentos e métricas de clusterização.</text:p>
      <text:p text:style-name="P4"/>
      <text:p text:style-name="P5"/>
      <text:p text:style-name="P6"/>
      <text:h text:style-name="P7" text:outline-level="2">🔹 Descrição do Problema</text:h>
      <text:p text:style-name="P4">No mercado de games, a quantidade de opiniões de usuários cresce exponencialmente. Entender padrões e tendências nos comentários ajuda estúdios, publishers e canais de streaming a:</text:p>
      <text:list text:style-name="L1">
        <text:list-item>
          <text:p text:style-name="P8">Detectar temas emergentes</text:p>
        </text:list-item>
        <text:list-item>
          <text:p text:style-name="P8">Monitorar percepção de jogos</text:p>
        </text:list-item>
        <text:list-item>
          <text:p text:style-name="P8">Criar estratégias de marketing e engajamento</text:p>
        </text:list-item>
      </text:list>
      <text:p text:style-name="P4">O desafio é:</text:p>
      <text:list text:style-name="L2">
        <text:list-item>
          <text:p text:style-name="P9">Textos são <text:span text:style-name="Strong_20_Emphasis">não estruturados</text:span> e <text:span text:style-name="Strong_20_Emphasis">de alta dimensionalidade</text:span></text:p>
        </text:list-item>
        <text:list-item>
          <text:p text:style-name="P9">Muitos <text:span text:style-name="Strong_20_Emphasis">temas se sobrepõem</text:span></text:p>
        </text:list-item>
        <text:list-item>
          <text:p text:style-name="P9">Não sabemos quantos clusters existem</text:p>
        </text:list-item>
      </text:list>
      <text:p text:style-name="P6"/>
      <text:p text:style-name="P6"/>
      <text:p text:style-name="Standard"/>
      <text:p text:style-name="Standard"/>
      <text:h text:style-name="Heading_20_2" text:outline-level="2">🔹 Conceitos de Processamento de Linguagem Natural (PLN) Utilizados</text:h>
      <text:list text:style-name="L3">
        <text:list-item>
          <text:p text:style-name="P10"><text:span text:style-name="Strong_20_Emphasis">Coleta e pré-processamento</text:span></text:p>
          <text:list>
            <text:list-item>
              <text:p text:style-name="P10"><text:soft-page-break/>Limpeza de texto: remoção de URLs, stopwords, símbolos especiais</text:p>
            </text:list-item>
            <text:list-item>
              <text:p text:style-name="P10">Tokenização: separação em palavras ou subpalavras</text:p>
            </text:list-item>
            <text:list-item>
              <text:p text:style-name="P10">Normalização: lowercasing, stemming/lemmatization com spaCy ou NLTK</text:p>
            </text:list-item>
          </text:list>
        </text:list-item>
        <text:list-item>
          <text:p text:style-name="P10"><text:span text:style-name="Strong_20_Emphasis">Vetorização</text:span></text:p>
          <text:list>
            <text:list-item>
              <text:p text:style-name="P10"><text:span text:style-name="Strong_20_Emphasis">TF-IDF</text:span>: para capturar termos mais relevantes</text:p>
            </text:list-item>
            <text:list-item>
              <text:p text:style-name="P10"><text:span text:style-name="Strong_20_Emphasis">Word Embeddings / Sentence Transformers</text:span>: para representar contexto semântico de comentários</text:p>
            </text:list-item>
          </text:list>
        </text:list-item>
        <text:list-item>
          <text:p text:style-name="P10"><text:span text:style-name="Strong_20_Emphasis">Redução de dimensionalidade</text:span></text:p>
          <text:list>
            <text:list-item>
              <text:p text:style-name="P10">SOM (Self-Organizing Map) para organizar semanticamente dados de alta dimensão em um <text:span text:style-name="Strong_20_Emphasis">mapa 2D interpretável</text:span></text:p>
            </text:list-item>
            <text:list-item>
              <text:p text:style-name="P10">Possibilidade de U-Matrix para visualizar clusters e fronteiras</text:p>
            </text:list-item>
          </text:list>
        </text:list-item>
        <text:list-item>
          <text:p text:style-name="P10"><text:span text:style-name="Strong_20_Emphasis">Clusterização</text:span></text:p>
          <text:list>
            <text:list-item>
              <text:p text:style-name="P10">Extração de clusters a partir dos neurônios SOM</text:p>
            </text:list-item>
            <text:list-item>
              <text:p text:style-name="P10">Cálculo de métricas: quantization error, silhouette score, topographic error</text:p>
            </text:list-item>
          </text:list>
        </text:list-item>
        <text:list-item>
          <text:p text:style-name="P10"><text:span text:style-name="Strong_20_Emphasis">Visualização</text:span></text:p>
          <text:list>
            <text:list-item>
              <text:p text:style-name="P10">U-Matrix do SOM</text:p>
            </text:list-item>
            <text:list-item>
              <text:p text:style-name="P10">Heatmaps de ativação</text:p>
            </text:list-item>
            <text:list-item>
              <text:p text:style-name="P10">Destaque de termos mais frequentes por cluster</text:p>
            </text:list-item>
          </text:list>
        </text:list-item>
      </text:list>
      <text:p text:style-name="Horizontal_20_Line"/>
      <text:h text:style-name="Heading_20_2" text:outline-level="2">🔹 Pipeline do Projeto</text:h>
      <text:list text:style-name="L4">
        <text:list-item>
          <text:p text:style-name="P11"><text:span text:style-name="Strong_20_Emphasis">Coleta de Dados</text:span></text:p>
          <text:list>
            <text:list-item>
              <text:p text:style-name="P11">API Steam para reviews</text:p>
            </text:list-item>
            <text:list-item>
              <text:p text:style-name="P11">API YouTube para comentários de vídeos de games</text:p>
            </text:list-item>
          </text:list>
        </text:list-item>
        <text:list-item>
          <text:p text:style-name="P11"><text:span text:style-name="Strong_20_Emphasis">Pré-processamento de Texto</text:span></text:p>
          <text:list>
            <text:list-item>
              <text:p text:style-name="P11">Limpeza, tokenização, lematização</text:p>
            </text:list-item>
            <text:list-item>
              <text:p text:style-name="P11">Remoção de stopwords e símbolos</text:p>
            </text:list-item>
          </text:list>
        </text:list-item>
        <text:list-item>
          <text:p text:style-name="P11"><text:span text:style-name="Strong_20_Emphasis">Vetorização</text:span></text:p>
          <text:list>
            <text:list-item>
              <text:p text:style-name="P11">TF-IDF ou embeddings (ex.: <text:span text:style-name="Source_20_Text">sentence-transformers/all-MiniLM-L6-v2</text:span>)</text:p>
            </text:list-item>
          </text:list>
        </text:list-item>
        <text:list-item>
          <text:p text:style-name="P11"><text:span text:style-name="Strong_20_Emphasis">Treinamento SOM</text:span></text:p>
          <text:list>
            <text:list-item>
              <text:p text:style-name="P11">Escolha da topologia (grid 20x20)</text:p>
            </text:list-item>
            <text:list-item>
              <text:p text:style-name="P11">Definição de learning rate, sigma, iterações</text:p>
            </text:list-item>
            <text:list-item>
              <text:p text:style-name="P11"><text:soft-page-break/>Treinamento não supervisionado para organizar semanticamente os comentários</text:p>
            </text:list-item>
          </text:list>
        </text:list-item>
        <text:list-item>
          <text:p text:style-name="P11"><text:span text:style-name="Strong_20_Emphasis">Extração de Clusters</text:span></text:p>
          <text:list>
            <text:list-item>
              <text:p text:style-name="P11">Identificação de neurônios mais ativados</text:p>
            </text:list-item>
            <text:list-item>
              <text:p text:style-name="P11">Agrupamento de comentários semelhantes</text:p>
            </text:list-item>
          </text:list>
        </text:list-item>
        <text:list-item>
          <text:p text:style-name="P11"><text:span text:style-name="Strong_20_Emphasis">Visualização</text:span></text:p>
          <text:list>
            <text:list-item>
              <text:p text:style-name="P11">U-Matrix</text:p>
            </text:list-item>
            <text:list-item>
              <text:p text:style-name="P11">Heatmap de clusters</text:p>
            </text:list-item>
            <text:list-item>
              <text:p text:style-name="P11">Termos mais frequentes por cluster</text:p>
            </text:list-item>
          </text:list>
        </text:list-item>
        <text:list-item>
          <text:p text:style-name="P11"><text:span text:style-name="Strong_20_Emphasis">MLflow</text:span></text:p>
          <text:list>
            <text:list-item>
              <text:p text:style-name="P11">Log de <text:span text:style-name="Strong_20_Emphasis">parâmetros</text:span>: grid_size, learning_rate, sigma, tipo de vetorização</text:p>
            </text:list-item>
            <text:list-item>
              <text:p text:style-name="P11">Log de <text:span text:style-name="Strong_20_Emphasis">métricas</text:span>: quantization error, silhouette score</text:p>
            </text:list-item>
            <text:list-item>
              <text:p text:style-name="P11">Log de <text:span text:style-name="Strong_20_Emphasis">artefatos</text:span>: mapa 2D, CSV com clusters, modelo SOM serializado</text:p>
            </text:list-item>
          </text:list>
        </text:list-item>
      </text:list>
      <text:h text:style-name="Heading_20_2" text:outline-level="2">🔹 Principais Aprendizados do Projeto</text:h>
      <text:list text:style-name="L5">
        <text:list-item>
          <text:p text:style-name="P12">Aprendizado não supervisionado com <text:span text:style-name="Strong_20_Emphasis">SOM</text:span> ajuda a organizar dados de alta dimensão em <text:span text:style-name="Strong_20_Emphasis">mapas 2D interpretáveis</text:span></text:p>
        </text:list-item>
        <text:list-item>
          <text:p text:style-name="P12">Métricas como <text:span text:style-name="Strong_20_Emphasis">quantization error</text:span> e <text:span text:style-name="Strong_20_Emphasis">silhouette score</text:span> permitem avaliar a qualidade dos clusters mesmo sem rótulos</text:p>
        </text:list-item>
        <text:list-item>
          <text:p text:style-name="P12">Integração com <text:span text:style-name="Strong_20_Emphasis">MLflow</text:span> permite versionar experimentos, comparar diferentes topologias e parâmetros</text:p>
        </text:list-item>
        <text:list-item>
          <text:p text:style-name="P12">Aplicação prática em PLN permite extrair <text:span text:style-name="Strong_20_Emphasis">insights estratégicos de tendências</text:span> do universo de games</text:p>
        </text:list-item>
      </text:list>
      <text:p text:style-name="Standard"/>
      <text:p text:style-name="Standard"/>
      <text:h text:style-name="Heading_20_2" text:outline-level="2">🔹 Stack Técnica</text:h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Camada</text:p>
            </table:table-cell>
            <table:table-cell table:style-name="Tabela1.A1" office:value-type="string">
              <text:p text:style-name="Table_20_Heading">Tecnologia</text:p>
            </table:table-cell>
          </table:table-row>
        </table:table-header-rows>
        <table:table-row>
          <table:table-cell table:style-name="Tabela1.A1" office:value-type="string">
            <text:p text:style-name="Table_20_Contents">Linguagem</text:p>
          </table:table-cell>
          <table:table-cell table:style-name="Tabela1.A1" office:value-type="string">
            <text:p text:style-name="Table_20_Contents">Python 3.10+</text:p>
          </table:table-cell>
        </table:table-row>
        <table:table-row>
          <table:table-cell table:style-name="Tabela1.A1" office:value-type="string">
            <text:p text:style-name="Table_20_Contents">PLN</text:p>
          </table:table-cell>
          <table:table-cell table:style-name="Tabela1.A1" office:value-type="string">
            <text:p text:style-name="Table_20_Contents">spaCy, NLTK, sentence-transformers</text:p>
          </table:table-cell>
        </table:table-row>
        <table:table-row>
          <table:table-cell table:style-name="Tabela1.A1" office:value-type="string">
            <text:p text:style-name="Table_20_Contents">SOM</text:p>
          </table:table-cell>
          <table:table-cell table:style-name="Tabela1.A1" office:value-type="string">
            <text:p text:style-name="Table_20_Contents">MiniSom</text:p>
          </table:table-cell>
        </table:table-row>
        <table:table-row>
          <table:table-cell table:style-name="Tabela1.A1" office:value-type="string">
            <text:p text:style-name="Table_20_Contents">Clusterização</text:p>
          </table:table-cell>
          <table:table-cell table:style-name="Tabela1.A1" office:value-type="string">
            <text:p text:style-name="Table_20_Contents">SOM + HDBSCAN (opcional)</text:p>
          </table:table-cell>
        </table:table-row>
        <table:table-row>
          <table:table-cell table:style-name="Tabela1.A1" office:value-type="string">
            <text:p text:style-name="Table_20_Contents">Visualização</text:p>
          </table:table-cell>
          <table:table-cell table:style-name="Tabela1.A1" office:value-type="string">
            <text:p text:style-name="Table_20_Contents">matplotlib, seaborn, plotly</text:p>
          </table:table-cell>
        </table:table-row>
        <table:table-row>
          <table:table-cell table:style-name="Tabela1.A1" office:value-type="string">
            <text:p text:style-name="Table_20_Contents">MLOps / Tracking</text:p>
          </table:table-cell>
          <table:table-cell table:style-name="Tabela1.A1" office:value-type="string">
            <text:p text:style-name="Table_20_Contents">MLflow</text:p>
          </table:table-cell>
        </table:table-row>
        <table:table-row>
          <table:table-cell table:style-name="Tabela1.A1" office:value-type="string">
            <text:p text:style-name="Table_20_Contents">Containers</text:p>
          </table:table-cell>
          <table:table-cell table:style-name="Tabela1.A1" office:value-type="string">
            <text:p text:style-name="Table_20_Contents">Docker + Docker Compose</text:p>
          </table:table-cell>
        </table:table-row>
        <table:table-row>
          <table:table-cell table:style-name="Tabela1.A1" office:value-type="string">
            <text:p text:style-name="Table_20_Contents">Backend MLflow</text:p>
          </table:table-cell>
          <table:table-cell table:style-name="Tabela1.A1" office:value-type="string">
            <text:p text:style-name="Table_20_Contents">PostgreSQL ou SQLite</text:p>
          </table:table-cell>
        </table:table-row>
      </table:table>
      <text:p text:style-name="Standard"/>
      <text:p text:style-name="Standard"><text:soft-page-break/></text:p>
      <text:h text:style-name="Heading_20_1" text:outline-level="1">📊 Gráficos para o Projeto</text:h>
      <text:h text:style-name="Heading_20_2" text:outline-level="2">1️⃣ U-Matrix (Unified Distance Matrix)</text:h>
      <text:list text:style-name="L6">
        <text:list-item>
          <text:p text:style-name="P13"><text:span text:style-name="Strong_20_Emphasis">O que é:</text:span> Matriz que mostra as distâncias entre neurônios do SOM.</text:p>
        </text:list-item>
        <text:list-item>
          <text:p text:style-name="P13"><text:span text:style-name="Strong_20_Emphasis">Objetivo:</text:span> Visualizar fronteiras entre clusters; áreas claras → neurônios próximos semanticamente, áreas escuras → fronteiras.</text:p>
        </text:list-item>
        <text:list-item>
          <text:p text:style-name="P13"><text:span text:style-name="Strong_20_Emphasis">Como fazer:</text:span> <text:span text:style-name="Source_20_Text">matplotlib</text:span> ou <text:span text:style-name="Source_20_Text">seaborn</text:span> heatmap.</text:p>
        </text:list-item>
        <text:list-item>
          <text:p text:style-name="P13"><text:span text:style-name="Strong_20_Emphasis">Exemplo de interpretação:</text:span></text:p>
          <text:list>
            <text:list-item>
              <text:p text:style-name="P13">Neurônios densos → temas populares ou comuns</text:p>
            </text:list-item>
            <text:list-item>
              <text:p text:style-name="P13">Neurônios isolados → temas raros ou específicos</text:p>
            </text:list-item>
          </text:list>
        </text:list-item>
      </text:list>
      <text:p text:style-name="Horizontal_20_Line"/>
      <text:h text:style-name="Heading_20_2" text:outline-level="2">2️⃣ Mapa de Ativação (Activation Map)</text:h>
      <text:list text:style-name="L7">
        <text:list-item>
          <text:p text:style-name="P14"><text:span text:style-name="Strong_20_Emphasis">O que é:</text:span> Mostra quantos pontos de dados ativam cada neurônio.</text:p>
        </text:list-item>
        <text:list-item>
          <text:p text:style-name="P14"><text:span text:style-name="Strong_20_Emphasis">Objetivo:</text:span> Identificar neurônios mais representativos, padrões de concentração.</text:p>
        </text:list-item>
        <text:list-item>
          <text:p text:style-name="P14"><text:span text:style-name="Strong_20_Emphasis">Como fazer:</text:span> Contar quantos comentários caem em cada neurônio e plotar heatmap.</text:p>
        </text:list-item>
        <text:list-item>
          <text:p text:style-name="P14"><text:span text:style-name="Strong_20_Emphasis">Exemplo de interpretação:</text:span></text:p>
          <text:list>
            <text:list-item>
              <text:p text:style-name="P14">Neurônios mais “quentes” → temas mais frequentes</text:p>
            </text:list-item>
            <text:list-item>
              <text:p text:style-name="P14">Neurônios “friamente” ativados → temas emergentes</text:p>
            </text:list-item>
          </text:list>
        </text:list-item>
      </text:list>
      <text:p text:style-name="Horizontal_20_Line"/>
      <text:h text:style-name="Heading_20_2" text:outline-level="2">3️⃣ Termos mais frequentes por cluster (Word Clouds)</text:h>
      <text:list text:style-name="L8">
        <text:list-item>
          <text:p text:style-name="P15"><text:span text:style-name="Strong_20_Emphasis">O que é:</text:span> Nuvem de palavras com os termos mais relevantes de cada cluster/neuronio.</text:p>
        </text:list-item>
        <text:list-item>
          <text:p text:style-name="P15"><text:span text:style-name="Strong_20_Emphasis">Objetivo:</text:span> Tornar o cluster semântico interpretável.</text:p>
        </text:list-item>
        <text:list-item>
          <text:p text:style-name="P15"><text:span text:style-name="Strong_20_Emphasis">Como fazer:</text:span> <text:span text:style-name="Source_20_Text">wordcloud</text:span> do Python + TF-IDF dos textos associados.</text:p>
        </text:list-item>
        <text:list-item>
          <text:p text:style-name="P15"><text:span text:style-name="Strong_20_Emphasis">Exemplo de interpretação:</text:span></text:p>
          <text:list>
            <text:list-item>
              <text:p text:style-name="P15">Cluster A: “battle, multiplayer, fun” → jogos multiplayer populares</text:p>
            </text:list-item>
            <text:list-item>
              <text:p text:style-name="P15">Cluster B: “graphics, story, immersive” → jogadores que focam narrativa</text:p>
            </text:list-item>
          </text:list>
        </text:list-item>
      </text:list>
      <text:p text:style-name="Horizontal_20_Line"/>
      <text:h text:style-name="Heading_20_2" text:outline-level="2">4️⃣ Distribuição de clusters (Histograma / Bar Plot)</text:h>
      <text:list text:style-name="L9">
        <text:list-item>
          <text:p text:style-name="P16"><text:span text:style-name="Strong_20_Emphasis">O que é:</text:span> Contagem de comentários por cluster.</text:p>
        </text:list-item>
        <text:list-item>
          <text:p text:style-name="P16"><text:soft-page-break/><text:span text:style-name="Strong_20_Emphasis">Objetivo:</text:span> Visualizar a popularidade de cada tema.</text:p>
        </text:list-item>
        <text:list-item>
          <text:p text:style-name="P16"><text:span text:style-name="Strong_20_Emphasis">Como fazer:</text:span> <text:span text:style-name="Source_20_Text">matplotlib</text:span> ou <text:span text:style-name="Source_20_Text">seaborn</text:span>.</text:p>
        </text:list-item>
        <text:list-item>
          <text:p text:style-name="P16"><text:span text:style-name="Strong_20_Emphasis">Exemplo de interpretação:</text:span></text:p>
          <text:list>
            <text:list-item>
              <text:p text:style-name="P16">Cluster grande → tema dominante</text:p>
            </text:list-item>
            <text:list-item>
              <text:p text:style-name="P16">Cluster pequeno → nicho ou tema emergente</text:p>
            </text:list-item>
          </text:list>
        </text:list-item>
      </text:list>
      <text:p text:style-name="Horizontal_20_Line"/>
      <text:h text:style-name="Heading_20_2" text:outline-level="2">5️⃣ Comparação de métricas (Bar Plot / Line Plot)</text:h>
      <text:list text:style-name="L10">
        <text:list-item>
          <text:p text:style-name="P17"><text:span text:style-name="Strong_20_Emphasis">O que é:</text:span> Gráfico de métricas como Quantization Error, Silhouette Score, Topographic Error por configuração.</text:p>
        </text:list-item>
        <text:list-item>
          <text:p text:style-name="P17"><text:span text:style-name="Strong_20_Emphasis">Objetivo:</text:span> Avaliar performance do SOM e comparar grid sizes, learning rate, sigma.</text:p>
        </text:list-item>
        <text:list-item>
          <text:p text:style-name="P17"><text:span text:style-name="Strong_20_Emphasis">Como fazer:</text:span> <text:span text:style-name="Source_20_Text">seaborn.barplot</text:span> ou <text:span text:style-name="Source_20_Text">matplotlib.plot</text:span>.</text:p>
        </text:list-item>
        <text:list-item>
          <text:p text:style-name="P17"><text:span text:style-name="Strong_20_Emphasis">Exemplo de interpretação:</text:span></text:p>
          <text:list>
            <text:list-item>
              <text:p text:style-name="P17">Menor Quantization Error → modelo melhor representando dados</text:p>
            </text:list-item>
            <text:list-item>
              <text:p text:style-name="P17">Topographic Error baixo → mapa preserva vizinhança</text:p>
            </text:list-item>
          </text:list>
        </text:list-item>
      </text:list>
      <text:p text:style-name="Horizontal_20_Line"/>
      <text:h text:style-name="Heading_20_2" text:outline-level="2">6️⃣ Heatmap de co-ocorrência de termos</text:h>
      <text:list text:style-name="L11">
        <text:list-item>
          <text:p text:style-name="P18"><text:span text:style-name="Strong_20_Emphasis">O que é:</text:span> Matriz mostrando frequência de termos que aparecem juntos nos clusters.</text:p>
        </text:list-item>
        <text:list-item>
          <text:p text:style-name="P18"><text:span text:style-name="Strong_20_Emphasis">Objetivo:</text:span> Descobrir padrões semânticos e associações.</text:p>
        </text:list-item>
        <text:list-item>
          <text:p text:style-name="P18"><text:span text:style-name="Strong_20_Emphasis">Como fazer:</text:span> <text:span text:style-name="Source_20_Text">seaborn.heatmap</text:span> a partir de co-ocorrência TF-IDF.</text:p>
        </text:list-item>
        <text:list-item>
          <text:p text:style-name="P18"><text:span text:style-name="Strong_20_Emphasis">Exemplo de interpretação:</text:span></text:p>
          <text:list>
            <text:list-item>
              <text:p text:style-name="P18">“multiplayer” + “battle” → cluster de jogos competitivos</text:p>
            </text:list-item>
            <text:list-item>
              <text:p text:style-name="P18">“story” + “graphics” → cluster de narrativa e visual</text:p>
            </text:list-item>
          </text:list>
        </text:list-item>
      </text:list>
      <text:p text:style-name="Horizontal_20_Line"/>
      <text:h text:style-name="Heading_20_2" text:outline-level="2">7️⃣ Gráfico temporal (opcional)</text:h>
      <text:list text:style-name="L12">
        <text:list-item>
          <text:p text:style-name="P19"><text:span text:style-name="Strong_20_Emphasis">O que é:</text:span> Evolução de clusters ao longo do tempo (ex.: últimos 6 meses de reviews).</text:p>
        </text:list-item>
        <text:list-item>
          <text:p text:style-name="P19"><text:span text:style-name="Strong_20_Emphasis">Objetivo:</text:span> Detectar tendências emergentes ou decrescentes.</text:p>
        </text:list-item>
        <text:list-item>
          <text:p text:style-name="P19"><text:span text:style-name="Strong_20_Emphasis">Como fazer:</text:span> <text:span text:style-name="Source_20_Text">lineplot</text:span> ou <text:span text:style-name="Source_20_Text">stacked area chart</text:span>.</text:p>
        </text:list-item>
        <text:list-item>
          <text:p text:style-name="P19"><text:span text:style-name="Strong_20_Emphasis">Exemplo de interpretação:</text:span></text:p>
          <text:list>
            <text:list-item>
              <text:p text:style-name="P19">Cluster de “VR games” crescendo → tendência emergente</text:p>
            </text:list-item>
            <text:list-item>
              <text:p text:style-name="P19">Cluster “multiplayer battle” constante → tema popular consolidado</text:p>
            </text:list-item>
          </text:list>
        </text:list-item>
      </text:list>
      <text:p text:style-name="Horizontal_20_Line"/>
      <text:p text:style-name="Text_20_body"><text:soft-page-break/>💡 <text:span text:style-name="Strong_20_Emphasis">Resumo visual para portfólio</text:span></text:p>
      <text:list text:style-name="L13">
        <text:list-item>
          <text:p text:style-name="P20"><text:span text:style-name="Strong_20_Emphasis">U-Matrix + Activation Map</text:span> → visualização do SOM</text:p>
        </text:list-item>
        <text:list-item>
          <text:p text:style-name="P20"><text:span text:style-name="Strong_20_Emphasis">Word Clouds + Bar Plots</text:span> → interpretação semântica</text:p>
        </text:list-item>
        <text:list-item>
          <text:p text:style-name="P20"><text:span text:style-name="Strong_20_Emphasis">Metric Graphs</text:span> → avaliação do modelo</text:p>
        </text:list-item>
        <text:list-item>
          <text:p text:style-name="P20"><text:span text:style-name="Strong_20_Emphasis">Temporal / Heatmaps</text:span> → insights estratégicos</text:p>
        </text:list-item>
      </text:list>
      <text:p text:style-name="Horizontal_20_Line"/>
      <text:h text:style-name="Heading_20_1" text:outline-level="1">🗂 Estrutura do Datalake por Camadas</text:h>
      <text:h text:style-name="Heading_20_3" text:outline-level="3">🔹 Camada Bronze – Dados Brutos</text:h>
      <text:list text:style-name="L14">
        <text:list-item>
          <text:p text:style-name="P21"><text:span text:style-name="Strong_20_Emphasis">Objetivo:</text:span> Armazenar <text:span text:style-name="Strong_20_Emphasis">JSONs exatamente como vieram das APIs</text:span> (Steam e YouTube)</text:p>
        </text:list-item>
        <text:list-item>
          <text:p text:style-name="P21"><text:span text:style-name="Strong_20_Emphasis">Características:</text:span></text:p>
          <text:list>
            <text:list-item>
              <text:p text:style-name="P21">Sem processamento ou limpeza</text:p>
            </text:list-item>
            <text:list-item>
              <text:p text:style-name="P21">Mantém histórico completo</text:p>
            </text:list-item>
            <text:list-item>
              <text:p text:style-name="P21">Permite reprocessamento futuro</text:p>
            </text:list-item>
          </text:list>
        </text:list-item>
        <text:list-item>
          <text:p text:style-name="P21"><text:span text:style-name="Strong_20_Emphasis">Exemplo de pasta/bucket no MinIO:</text:span></text:p>
        </text:list-item>
      </text:list>
      <text:p text:style-name="Standard"/>
      <text:p text:style-name="Standard"/>
      <text:h text:style-name="Heading_20_3" text:outline-level="3">🔹 Camada Prata – Dados Processados</text:h>
      <text:list text:style-name="L15">
        <text:list-item>
          <text:p text:style-name="P22"><text:span text:style-name="Strong_20_Emphasis">Objetivo:</text:span> Armazenar <text:span text:style-name="Strong_20_Emphasis">dados limpos, tokenizados e enriquecidos</text:span></text:p>
        </text:list-item>
        <text:list-item>
          <text:p text:style-name="P22"><text:span text:style-name="Strong_20_Emphasis">Características:</text:span></text:p>
          <text:list>
            <text:list-item>
              <text:p text:style-name="P22">Limpeza de texto (remoção de stopwords, links, emojis)</text:p>
            </text:list-item>
            <text:list-item>
              <text:p text:style-name="P22">Tokenização, lematização</text:p>
            </text:list-item>
            <text:list-item>
              <text:p text:style-name="P22">Vetorização / embeddings prontos para SOM</text:p>
            </text:list-item>
            <text:list-item>
              <text:p text:style-name="P22">Pode incluir campos de cluster inicial ou metadados</text:p>
            </text:list-item>
          </text:list>
        </text:list-item>
        <text:list-item>
          <text:p text:style-name="P22"><text:span text:style-name="Strong_20_Emphasis">Exemplo de pasta/bucket:</text:span></text:p>
        </text:list-item>
      </text:list>
      <text:h text:style-name="Heading_20_3" text:outline-level="3">🔹 Camada Ouro – Dados Prontos para Negócio</text:h>
      <text:list text:style-name="L16">
        <text:list-item>
          <text:p text:style-name="P23"><text:span text:style-name="Strong_20_Emphasis">Objetivo:</text:span> Armazenar <text:span text:style-name="Strong_20_Emphasis">artefatos de alto valor</text:span> para análises e dashboards</text:p>
        </text:list-item>
        <text:list-item>
          <text:p text:style-name="P23"><text:span text:style-name="Strong_20_Emphasis">Características:</text:span></text:p>
          <text:list>
            <text:list-item>
              <text:p text:style-name="P23">Clusters atribuídos</text:p>
            </text:list-item>
            <text:list-item>
              <text:p text:style-name="P23">Métricas de SOM (QE, TE, Silhouette)</text:p>
            </text:list-item>
            <text:list-item>
              <text:p text:style-name="P23">Resumos agregados por cluster ou canal</text:p>
            </text:list-item>
            <text:list-item>
              <text:p text:style-name="P23">Dashboards e gráficos (U-Matrix, WordClouds)</text:p>
            </text:list-item>
            <text:list-item>
              <text:p text:style-name="P23"><text:soft-page-break/>Pode ser consumido diretamente por equipes de marketing ou BI</text:p>
            </text:list-item>
          </text:list>
        </text:list-item>
        <text:list-item>
          <text:p text:style-name="P23"><text:span text:style-name="Strong_20_Emphasis">Exemplo de pasta/bucket:</text:span>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6-02-12T21:49:52.465451447</dc:date>
    <meta:editing-duration>PT5M19S</meta:editing-duration>
    <meta:editing-cycles>1</meta:editing-cycles>
    <meta:document-statistic meta:table-count="1" meta:image-count="0" meta:object-count="0" meta:page-count="7" meta:paragraph-count="159" meta:word-count="1101" meta:character-count="7095" meta:non-whitespace-character-count="6266"/>
  </office:meta>
</office:document-meta>
</file>